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paragraph-rsid="001496cd"/>
    </style:style>
    <style:style style:name="P2" style:family="paragraph" style:parent-style-name="Standard">
      <style:text-properties officeooo:paragraph-rsid="00150981"/>
    </style:style>
    <style:style style:name="P3" style:family="paragraph" style:parent-style-name="Table_20_Contents">
      <style:text-properties officeooo:rsid="001496cd" officeooo:paragraph-rsid="001496cd"/>
    </style:style>
    <style:style style:name="T1" style:family="text">
      <style:text-properties officeooo:rsid="001496cd"/>
    </style:style>
    <style:style style:name="T2" style:family="text">
      <style:text-properties officeooo:rsid="0015e60a"/>
    </style:style>
    <style:style style:name="T3" style:family="text">
      <style:text-properties officeooo:rsid="001695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roject Proposal <text:s/></text:p>
      <text:p text:style-name="Subtitle">Networked Onboard Vehicle Analytics<text:line-break/><text:span text:style-name="T3">(NOVA)</text:span></text:p>
      <text:p text:style-name="Standard"/>
      <text:p text:style-name="Standard">Submitted to:</text:p>
      <text:p text:style-name="Standard">National Telecommunication Institute (NTI) <text:s/></text:p>
      <text:p text:style-name="Standard">Internship Program <text:s/></text:p>
      <text:p text:style-name="Standard"/>
      <text:p text:style-name="Standard">Submission Date: December 28, 2025 <text:s/></text:p>
      <text:p text:style-name="Standard"/>
      <text:p text:style-name="Standard">Proposed by: <text:s/></text:p>
      <text:p text:style-name="Standard"/>
      <table:table table:name="Table1" table:style-name="Table1">
        <table:table-column table:style-name="Table1.A"/>
        <table:table-row>
          <table:table-cell table:style-name="Table1.A1" office:value-type="string">
            <text:p text:style-name="P1">Name<text:span text:style-name="T1">s:</text:span></text:p>
          </table:table-cell>
        </table:table-row>
        <table:table-row>
          <table:table-cell table:style-name="Table1.A2" office:value-type="string">
            <text:p text:style-name="P3">Anas Mohamed Gouda</text:p>
          </table:table-cell>
        </table:table-row>
        <table:table-row>
          <table:table-cell table:style-name="Table1.A2" office:value-type="string">
            <text:p text:style-name="P3">Abdelrahman Okasha</text:p>
          </table:table-cell>
        </table:table-row>
        <table:table-row>
          <table:table-cell table:style-name="Table1.A2" office:value-type="string">
            <text:p text:style-name="P3">Mohamed Esam</text:p>
          </table:table-cell>
        </table:table-row>
        <table:table-row>
          <table:table-cell table:style-name="Table1.A2" office:value-type="string">
            <text:p text:style-name="P3">Wael Kahlwi</text:p>
          </table:table-cell>
        </table:table-row>
        <table:table-row>
          <table:table-cell table:style-name="Table1.A2" office:value-type="string">
            <text:p text:style-name="P3">Aya Ramadan</text:p>
          </table:table-cell>
        </table:table-row>
        <table:table-row>
          <table:table-cell table:style-name="Table1.A2" office:value-type="string">
            <text:p text:style-name="P3">Asma <text:span text:style-name="T2">Maher</text:span></text:p>
          </table:table-cell>
        </table:table-row>
      </table:table>
      <text:p text:style-name="P1"/>
      <text:p text:style-name="Standard">Mentor:</text:p>
      <text:p text:style-name="Standard"><text:span text:style-name="T1">SEI TECH</text:span> – Industry Mentor <text:s/></text:p>
      <text:p text:style-name="Standard"/>
      <text:h text:style-name="Heading_20_1" text:outline-level="1">1. Executive Summary</text:h>
      <text:p text:style-name="Standard"/>
      <text:p text:style-name="Standard">The Networked Onboard Vehicle Analytics is an advanced Artificial Intelligence of Things (AIoT) prototype designed to improve vehicle safety, security, and predictive maintenance. The system is built around the ESP32 microcontroller and integrates a wide array of sensors with on-device machine learning inference, sensor fusion, real-time task management using FreeRTOS, and remote connectivity via MQTT and SMS.</text:p>
      <text:p text:style-name="Standard"/>
      <text:p text:style-name="Standard">Developed as the final project for the NTI internship program, this <text:span text:style-name="T1">project </text:span>demonstrates practical application of embedded systems, edge AI, IoT protocols, and real-time operating systems.</text:p>
      <text:p text:style-name="Standard"/>
      <text:p text:style-name="Standard">The system addresses critical real-world challenges such as driver fatigue, unexpected engine failures, potential theft attempts, and lack of real-time remote oversight, making it highly relevant for personal vehicles, fleet management, and automotive safety research.</text:p>
      <text:p text:style-name="Standard"/>
      <text:h text:style-name="Heading_20_1" text:outline-level="1"><text:soft-page-break/>2. Project Objectives</text:h>
      <text:h text:style-name="Heading_20_2" text:outline-level="2">Primary Objectives</text:h>
      <text:p text:style-name="Standard">- Design and implement a complete AIoT prototype for comprehensive vehicle monitoring and safety enhancement.</text:p>
      <text:p text:style-name="Standard">- Develop and deploy lightweight machine learning models on the edge for real-time engine health classification and driver drowsiness/distraction detection.</text:p>
      <text:p text:style-name="Standard">- Achieve reliable remote telemetry through MQTT and instant critical alerts via SMS.</text:p>
      <text:p text:style-name="Standard">- Demonstrate effective multitasking and resource management using FreeRTOS in a constrained embedded environment.</text:p>
      <text:p text:style-name="Standard"/>
      <text:h text:style-name="Heading_20_2" text:outline-level="2">Secondary Objectives</text:h>
      <text:p text:style-name="Standard">- Train, quantize, and optimize ML models suitable for ESP32 deployment using TensorFlow Lite Micro.</text:p>
      <text:p text:style-name="Standard">- Ensure modular, maintainable, and well-documented code and hardware design.</text:p>
      <text:p text:style-name="Standard">- Deliver professional documentation (Proposal, SRS, Design Document).</text:p>
      <text:p text:style-name="Standard"/>
      <text:p text:style-name="Standard">---</text:p>
      <text:p text:style-name="Standard"/>
      <text:h text:style-name="Heading_20_1" text:outline-level="1">3. Project Scope</text:h>
      <text:p text:style-name="Standard"/>
      <text:h text:style-name="Heading_20_2" text:outline-level="2">In-Scope</text:h>
      <text:p text:style-name="Standard">- Integration of GPS, IMU, DHT22, vibration &amp; temperature sensors, ultrasonic sensor, light sensor, camera module, and SIM module.</text:p>
      <text:p text:style-name="Standard">- Data acquisition via UART, I2C, ADC, and GPIO interfaces.</text:p>
      <text:p text:style-name="Standard">- GPS + IMU sensor fusion for continuous and accurate location tracking.</text:p>
      <text:p text:style-name="Standard">- On-device ML inference for engine fault detection and driver state monitoring.</text:p>
      <text:p text:style-name="Standard">- Ultrasonic proximity detection for anti-theft alerts near the driver door.</text:p>
      <text:p text:style-name="Standard">- Headlight failure monitoring.</text:p>
      <text:p text:style-name="Standard">- MQTT telemetry publishing to a remote broker.</text:p>
      <text:p text:style-name="Standard">- SMS alerts for critical events via GSM module.</text:p>
      <text:p text:style-name="Standard">- Task scheduling and synchronization using FreeRTOS.</text:p>
      <text:p text:style-name="P2">- Development of a cloud-based dashboard (data will be published to standard MQTT topics).</text:p>
      <text:p text:style-name="Standard"/>
      <text:h text:style-name="Heading_20_2" text:outline-level="2">Out-of-Scope</text:h>
      <text:p text:style-name="Standard"/>
      <text:p text:style-name="Standard">- Over-the-air (OTA) firmware updates.</text:p>
      <text:p text:style-name="Standard">- Integration with vehicle CAN bus.</text:p>
      <text:p text:style-name="Standard">- Extended field testing beyond prototype validation.</text:p>
      <text:h text:style-name="Heading_20_1" text:outline-level="1"><text:soft-page-break/></text:h>
      <text:h text:style-name="Heading_20_1" text:outline-level="1">4. System Overview &amp; Architecture</text:h>
      <text:p text:style-name="Standard"/>
      <text:p text:style-name="Standard">The system follows a layered AIoT architecture:</text:p>
      <text:p text:style-name="Standard"/>
      <text:p text:style-name="Standard">1. Perception Layer – Sensors and modules collecting raw data.</text:p>
      <text:p text:style-name="Standard">2. Edge Processing Layer – ESP32 with FreeRTOS handling sensor fusion, ML inference, decision making, and task coordination.</text:p>
      <text:p text:style-name="Standard">3. Communication Layer – Wi-Fi (MQTT) for telemetry and GSM (SMS) for critical alerts.</text:p>
      <text:p text:style-name="Standard"/>
      <text:p text:style-name="Standard"/>
      <text:h text:style-name="Heading_20_1" text:outline-level="1">5. Methodology &amp; Technical Approach</text:h>
      <text:p text:style-name="Standard"/>
      <text:p text:style-name="Standard">- Development Platform: ESP-IDF (Espressif IoT Development Framework)</text:p>
      <text:p text:style-name="Standard">- Programming Language: C/C++</text:p>
      <text:p text:style-name="Standard">- RTOS: FreeRTOS</text:p>
      <text:p text:style-name="Standard">- ML Framework: TensorFlow Lite for Microcontrollers</text:p>
      <text:p text:style-name="Standard">- Communication Protocols: MQTT (Wi-Fi), AT commands (GSM)</text:p>
      <text:p text:style-name="Standard"/>
      <text:h text:style-name="Heading_20_2" text:outline-level="2">Key Development Phases</text:h>
      <text:p text:style-name="Standard">1. Hardware selection and schematic design</text:p>
      <text:p text:style-name="Standard">2. Data collection and preprocessing for ML training</text:p>
      <text:p text:style-name="Standard">3. Model training and optimization (team responsibility)</text:p>
      <text:p text:style-name="Standard">4. Sensor drivers and FreeRTOS task implementation</text:p>
      <text:p text:style-name="Standard">5. Sensor fusion and alerting logic</text:p>
      <text:p text:style-name="Standard">6. Integration, testing, and debugging</text:p>
      <text:p text:style-name="Standard"/>
      <text:h text:style-name="Heading_20_1" text:outline-level="1">6. Expected Outcomes &amp; Benefits</text:h>
      <text:p text:style-name="Standard"/>
      <text:p text:style-name="Standard">- Fully functional prototype showcasing state-of-the-art AIoT capabilities in vehicular applications.</text:p>
      <text:p text:style-name="Standard">- Enhanced driver and vehicle safety through proactive monitoring and alerts.</text:p>
      <text:p text:style-name="Standard">- Predictive engine maintenance via edge AI.</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28T13:49:04.197538891</meta:creation-date>
    <dc:date>2025-12-28T14:14:44.778969752</dc:date>
    <meta:editing-duration>PT2M10S</meta:editing-duration>
    <meta:editing-cycles>3</meta:editing-cycles>
    <meta:generator>LibreOffice/7.3.7.2$Linux_X86_64 LibreOffice_project/30$Build-2</meta:generator>
    <meta:document-statistic meta:table-count="1" meta:image-count="0" meta:object-count="0" meta:page-count="3" meta:paragraph-count="69" meta:word-count="556" meta:character-count="3978" meta:non-whitespace-character-count="3474"/>
  </office:meta>
</office:document-meta>
</file>